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Deep_20_Blue" draw:textarea-horizontal-align="justify" draw:textarea-vertical-align="middle" draw:auto-grow-height="false"/>
    </style:style>
    <style:style style:name="gr4" style:family="graphic">
      <style:graphic-properties draw:stroke="none" draw:fill="gradient" draw:fill-gradient-name="Grison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draw:stroke="none" draw:fill="gradient" draw:fill-gradient-name="Deep_20_Blue" draw:textarea-horizontal-align="justify" draw:textarea-vertical-align="middle" draw:auto-grow-height="false"/>
    </style:style>
    <style:style style:name="pr1" style:family="presentation" style:parent-style-name="Výchozí-subtitle">
      <style:graphic-properties draw:fill-color="#ffffff" fo:min-height="10cm"/>
    </style:style>
    <style:style style:name="pr2" style:family="presentation" style:parent-style-name="Výchozí-subtitle">
      <style:graphic-properties draw:fill-color="#ffffff" fo:min-height="4.2cm"/>
    </style:style>
    <style:style style:name="pr3" style:family="presentation" style:parent-style-name="Výchozí-subtitle">
      <style:graphic-properties draw:fill-color="#ffffff" fo:min-height="4.4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outline1">
      <style:graphic-properties fo:min-height="11.928cm"/>
    </style:style>
    <style:style style:name="pr7" style:family="presentation" style:parent-style-name="Výchozí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ffffff" fo:font-style="italic" style:font-style-asian="italic" style:font-style-complex="italic"/>
    </style:style>
    <style:style style:name="P3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end"/>
      <style:text-properties fo:color="#666666" fo:font-size="26pt" style:font-size-asian="26pt" style:font-size-complex="26pt"/>
    </style:style>
    <style:style style:name="P5" style:family="paragraph">
      <style:text-properties fo:color="#ffffff"/>
    </style:style>
    <style:style style:name="P6" style:family="paragraph">
      <style:text-properties fo:color="#1c1c1c" style:font-name="Liberation Mono"/>
    </style:style>
    <style:style style:name="P7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style:text-properties fo:color="#3465a4" fo:font-style="italic" fo:font-weight="normal" style:font-style-asian="italic" style:font-weight-asian="normal" style:font-style-complex="italic" style:font-weight-complex="normal"/>
    </style:style>
    <style:style style:name="P9" style:family="paragraph">
      <style:text-properties fo:font-size="20pt"/>
    </style:style>
    <style:style style:name="T1" style:family="text">
      <style:text-properties fo:color="#ffffff" fo:font-style="italic" style:font-style-asian="italic" style:font-style-complex="italic"/>
    </style:style>
    <style:style style:name="T2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666666"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color="#1c1c1c" style:font-name="Liberation Mono"/>
    </style:style>
    <style:style style:name="T6" style:family="text">
      <style:text-properties fo:color="#3465a4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2" text:bullet-char="●">
        <style:list-level-properties text:space-before="1.5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3" text:bullet-char="●">
        <style:list-level-properties text:space-before="2.8cm" text:min-label-width="0.8cm"/>
        <style:text-properties fo:font-family="'DejaVu Sans'" style:font-style-name="Book" style:font-family-generic="swiss" fo:color="#666666" fo:font-size="44%"/>
      </text:list-level-style-bullet>
      <text:list-level-style-bullet text:level="4" text:bullet-char="●">
        <style:list-level-properties text:space-before="4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5" text:bullet-char="●">
        <style:list-level-properties text:space-before="5.4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6" text:bullet-char="●">
        <style:list-level-properties text:space-before="6.6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7" text:bullet-char="●">
        <style:list-level-properties text:space-before="7.8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8" text:bullet-char="●">
        <style:list-level-properties text:space-before="9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9" text:bullet-char="●">
        <style:list-level-properties text:space-before="10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10" text:bullet-char="●">
        <style:list-level-properties text:space-before="11.4cm" text:min-label-width="0.6cm"/>
        <style:text-properties fo:font-family="'DejaVu Sans'" style:font-style-name="Book" style:font-family-generic="swiss" fo:color="#666666" fo:font-size="44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>
        <office:forms form:automatic-focus="false" form:apply-design-mode="false"/>
        <draw:custom-shape draw:style-name="gr1" draw:text-style-name="P1" draw:layer="layout" svg:width="28cm" svg:height="16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0cm" svg:x="1.401cm" svg:y="2cm">
          <draw:text-box>
            <text:p text:style-name="P2"><text:span text:style-name="T1">Optimizing Compilers </text:span></text:p>
            <text:p text:style-name="P2"><text:span text:style-name="T1">for Modern Architectures:</text:span></text:p>
          </draw:text-box>
        </draw:frame>
        <draw:frame presentation:style-name="pr2" draw:text-style-name="P3" draw:layer="layout" svg:width="25.199cm" svg:height="4.2cm" svg:x="1.401cm" svg:y="8.4cm">
          <draw:text-box>
            <text:p text:style-name="P3"><text:span text:style-name="T2">Handling Control Flow</text:span></text:p>
          </draw:text-box>
        </draw:frame>
        <draw:frame presentation:style-name="pr3" draw:text-style-name="P4" draw:layer="layout" svg:width="24.399cm" svg:height="4.4cm" svg:x="1.401cm" svg:y="16.6cm">
          <draw:text-box>
            <text:p text:style-name="P4"><text:span text:style-name="T3">Vendula Poncová</text:span></text:p>
            <text:p text:style-name="P4"><text:span text:style-name="T3">Martin Šifr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if-conversion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header>
                <text:p>= process of removing all branches from a program</text:p>
                <text:p/>
              </text:list-header>
              <text:list-item>
                <text:p>branch relocation</text:p>
              </text:list-item>
              <text:list-item>
                <text:p>branch remov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" draw:layer="layout" svg:width="25.199cm" svg:height="3.506cm" svg:x="1.4cm" svg:y="0.837cm" presentation:class="title">
          <draw:text-box>
            <text:p text:style-name="P5"><text:span text:style-name="T4">branch classification</text:span></text:p>
          </draw:text-box>
        </draw:frame>
        <draw:frame draw:style-name="gr5" draw:text-style-name="P6" draw:layer="layout" svg:width="18.4cm" svg:height="15.4cm" svg:x="4.4cm" svg:y="5.4cm">
          <draw:text-box>
            <text:p text:style-name="P6"><text:span text:style-name="T5">1 <text:s/>DO 100 I = 1,N</text:span></text:p>
            <text:p text:style-name="P6"><text:span text:style-name="T5">2 <text:s text:c="3"/>IF (A(I-1).GT.0.0) GOTO 4</text:span></text:p>
            <text:p text:style-name="P6"><text:span text:style-name="T5">3 <text:s text:c="3"/>A(I) = A(I) + B(I) * C</text:span></text:p>
            <text:p text:style-name="P6"><text:span text:style-name="T5">4 <text:s text:c="3"/>B(I) = B(I) + 10</text:span></text:p>
            <text:p text:style-name="P6"><text:span text:style-name="T5">5 <text:s/>ENDDO <text:s/>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1 I = NEXT(I)</text:span></text:p>
            <text:p text:style-name="P6"><text:span text:style-name="T5">2 A(I) = A(I) + B(I)</text:span></text:p>
            <text:p text:style-name="P6"><text:span text:style-name="T5">3 IF(I.LT.1000) GOTO 1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1 DO I = 1,N</text:span></text:p>
            <text:p text:style-name="P6"><text:span text:style-name="T5">2 <text:s/>IF (ABS(A(I)-B(I)).LE.DEL) GOTO 4</text:span></text:p>
            <text:p text:style-name="P6"><text:span text:style-name="T5">3 ENDDO</text:span></text:p>
            <text:p text:style-name="P6"><text:span text:style-name="T5">4 CONTINUE</text:span></text:p>
            <text:p text:style-name="P6"><text:span text:style-name="T5"/></text:p>
          </draw:text-box>
        </draw:frame>
        <draw:path draw:style-name="Arrow" draw:layer="layout" svg:width="1.659cm" svg:height="3.315cm" draw:transform="skewX (-0.215024563845701) rotate (-1.08524572889007) translate (15.9949948719201cm 5.81171330995236cm)" svg:viewBox="0 0 1660 3316" svg:d="M656 12c2428-224-260 2774-656 3304">
          <text:p/>
        </draw:path>
        <draw:path draw:style-name="Arrow" draw:layer="layout" svg:width="1.27cm" svg:height="2.706cm" draw:transform="rotate (0.844215759189657) translate (11cm 11.5cm)" svg:viewBox="0 0 1271 2707" svg:d="M266 2707c2408 0-266-2707-266-2707">
          <text:p/>
        </draw:path>
        <draw:path draw:style-name="Arrow" draw:layer="layout" svg:width="1.399cm" svg:height="8.999cm" draw:transform="rotate (-1.5707963267949) translate (18.6cm 16.8cm)" svg:viewBox="0 0 1400 9000" svg:d="M0 0c1400 0 1400 9000 1400 9000">
          <text:p/>
        </draw:path>
        <draw:frame draw:style-name="gr6" draw:text-style-name="P8" draw:layer="layout" svg:width="4.727cm" svg:height="0.962cm" svg:x="17.073cm" svg:y="6.076cm">
          <draw:text-box>
            <text:p text:style-name="P7"><text:span text:style-name="T6">forward branch</text:span></text:p>
          </draw:text-box>
        </draw:frame>
        <draw:frame draw:style-name="gr6" draw:text-style-name="P8" draw:layer="layout" svg:width="5.324cm" svg:height="0.962cm" svg:x="14.076cm" svg:y="12.638cm">
          <draw:text-box>
            <text:p text:style-name="P7"><text:span text:style-name="T6">backward branch</text:span></text:p>
          </draw:text-box>
        </draw:frame>
        <draw:frame draw:style-name="gr6" draw:text-style-name="P8" draw:layer="layout" svg:width="3.601cm" svg:height="0.962cm" svg:x="19.4cm" svg:y="16.176cm">
          <draw:text-box>
            <text:p text:style-name="P7"><text:span text:style-name="T6">exit branc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forward branches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draw:frame draw:style-name="Algorithm" draw:layer="layout" svg:width="17.8cm" svg:height="15.4cm" svg:x="7.4cm" svg:y="5.2cm">
          <draw:text-box>
            <text:p>1 DO I = 1, N</text:p>
            <text:p>2 <text:s text:c="2"/>IF (A(I).GT.10) GOTO 5</text:p>
            <text:p>4 <text:s text:c="2"/>A(I) = A(I) + 10</text:p>
            <text:p>3 <text:s text:c="2"/>IF (B(I).GT.10) GOTO 5</text:p>
            <text:p>4 <text:s text:c="2"/>B(I) = B(I) + 10</text:p>
            <text:p>5 <text:s text:c="2"/>A(I) = B(I) + A(I)</text:p>
            <text:p>6 ENDDO</text:p>
            <text:p/>
            <text:p/>
            <text:p/>
            <text:p>1 DO I = 1, N</text:p>
            <text:p>2 <text:s text:c="2"/>m1 = A(I).GT.10</text:p>
            <text:p>2 <text:s text:c="2"/>IF (.NOT.m1) A(I) = A(I) + 10</text:p>
            <text:p>3 <text:s text:c="2"/>IF (.NOT.m1) m2 = B(I).GT.10</text:p>
            <text:p>4 <text:s text:c="2"/>IF (.NOT.m1.AND..NOT.m2) B(I) = B(I) + 10</text:p>
            <text:p>5 <text:s text:c="2"/>IF (m1.OR.m2) A(I) = B(I) + A(I)</text:p>
            <text:p>6 ENDDO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exit branches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backward branches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simplification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>
        <office:forms form:automatic-focus="false" form:apply-design-mode="false"/>
        <draw:custom-shape draw:style-name="gr7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control dependenc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1T1">
        <office:forms form:automatic-focus="false" form:apply-design-mode="false"/>
        <draw:custom-shape draw:style-name="gr4" draw:text-style-name="P1" draw:layer="Rozvržení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3"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gorithm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cm">
        <text:list-style style:name="Algorithm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Liberation Mono" fo:font-family="'Liberation Mono'" style:font-family-generic="modern" style:font-pitch="fixed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rrow" style:family="graphic" style:parent-style-name="objectwithoutfill">
      <style:graphic-properties svg:stroke-width="0.106cm" svg:stroke-color="#3465a4" draw:marker-start-width="0.358cm" draw:marker-end="Arrow" draw:marker-end-width="0.358cm" draw:fill="none" draw:textarea-vertical-align="middle" fo:padding-top="0.177cm" fo:padding-bottom="0.177cm" fo:padding-left="0.302cm" fo:padding-right="0.302cm"/>
      <style:paragraph-properties fo:text-align="center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auto-grow-height="false" draw:fit-to-size="false" fo:wrap-option="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2" text:bullet-char="●">
            <style:list-level-properties text:space-before="1.5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3" text:bullet-char="●">
            <style:list-level-properties text:space-before="2.8cm" text:min-label-width="0.8cm"/>
            <style:text-properties fo:font-family="'DejaVu Sans'" style:font-style-name="Book" style:font-family-generic="swiss" fo:color="#666666" fo:font-size="44%"/>
          </text:list-level-style-bullet>
          <text:list-level-style-bullet text:level="4" text:bullet-char="●">
            <style:list-level-properties text:space-before="4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5" text:bullet-char="●">
            <style:list-level-properties text:space-before="5.4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6" text:bullet-char="●">
            <style:list-level-properties text:space-before="6.6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7" text:bullet-char="●">
            <style:list-level-properties text:space-before="7.8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8" text:bullet-char="●">
            <style:list-level-properties text:space-before="9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9" text:bullet-char="●">
            <style:list-level-properties text:space-before="10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10" text:bullet-char="●">
            <style:list-level-properties text:space-before="11.4cm" text:min-label-width="0.6cm"/>
            <style:text-properties fo:font-family="'DejaVu Sans'" style:font-style-name="Book" style:font-family-generic="swiss" fo:color="#666666" fo:font-size="44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dy </meta:initial-creator>
    <meta:creation-date>2014-11-30T21:53:59.435266181</meta:creation-date>
    <dc:date>2014-11-30T22:56:16.029986221</dc:date>
    <dc:creator>vendy </dc:creator>
    <meta:editing-duration>PT49M36S</meta:editing-duration>
    <meta:editing-cycles>32</meta:editing-cycles>
    <meta:generator>LibreOffice/4.2.7.2$Linux_x86 LibreOffice_project/420m0$Build-2</meta:generator>
    <meta:document-statistic meta:object-count="94"/>
  </office:meta>
</office:document-meta>
</file>